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imulate the attacks and defenses between player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Player</text:p>
          </table:table-cell>
          <table:table-cell table:number-columns-repeated="2"/>
          <table:table-cell table:style-name="ce1" office:value-type="string" calcext:value-type="string">
            <text:p>Player attacks Oppone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Health -= Attack + (Experience / (Attack * 0,5)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efense</text:p>
          </table:table-cell>
          <table:table-cell office:value-type="string" calcext:value-type="string">
            <text:p>Attack -= Defense + (Experience / (Defense * 0,5)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fens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xperienc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Opponent</text:p>
          </table:table-cell>
          <table:table-cell table:number-columns-repeated="3"/>
          <table:table-cell table:style-name="ce2" office:value-type="string" calcext:value-type="string">
            <text:p>Player attack</text:p>
          </table:table-cell>
          <table:table-cell table:style-name="ce2" office:value-type="string" calcext:value-type="string">
            <text:p>Opponent defense wall</text:p>
          </table:table-cell>
          <table:table-cell office:value-type="string" calcext:value-type="string">
            <text:p>Oponnent lo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Attack</text:p>
          </table:table-cell>
          <table:table-cell table:style-name="ce2" table:formula="of:= [.D6] + ([.D8] / ([.D6]*0.5))" office:value-type="float" office:value="51.2" calcext:value-type="float">
            <text:p>51.2</text:p>
          </table:table-cell>
          <table:table-cell table:style-name="ce2" table:formula="of:=[.D14]+([.D15]/([.D14]*0.5))" office:value-type="float" office:value="17" calcext:value-type="float">
            <text:p>17</text:p>
          </table:table-cell>
          <table:table-cell table:formula="of:=[.G12]-[.H12]" office:value-type="float" office:value="34.2" calcext:value-type="float">
            <text:p>34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a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efen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fens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xperienc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## Rule: Attack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- AttackPower = A:Attack + (A:Experience / (A:Attack * 0,5))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- DefendPower = B:Defense + (B:Experience / (B:Defense * 0,5))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- B:Health = B:Health - (AttackPower - DefendPower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AG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G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8">00/00/0000</text:date>, <text:time style:data-style-name="N2" text:time-value="17:11:41.8069942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14:51:47.868470235</meta:creation-date>
    <dc:date>2024-09-08T21:07:32.955635329</dc:date>
    <meta:editing-duration>PT10H8M29S</meta:editing-duration>
    <meta:editing-cycles>3</meta:editing-cycles>
    <meta:generator>LibreOffice/24.2.5.2$Linux_X86_64 LibreOffice_project/420$Build-2</meta:generator>
    <meta:document-statistic meta:table-count="1" meta:cell-count="39" meta:object-count="0"/>
  </office:meta>
</office:document-meta>
</file>